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Helvetica Neue', Helvetica, Arial, sans-serif"/>
  </office:font-face-decls>
  <office:automatic-styles>
    <style:style style:name="P1" style:family="paragraph" style:parent-style-name="Heading_20_2">
      <style:text-properties fo:font-variant="normal" fo:text-transform="none" fo:color="#474747" loext:opacity="100%" style:font-name="Source Sans Pro" fo:font-style="normal" fo:font-weight="bold"/>
    </style:style>
    <style:style style:name="P2" style:family="paragraph" style:parent-style-name="Standard">
      <style:text-properties officeooo:rsid="0016d3b7" officeooo:paragraph-rsid="0016d3b7"/>
    </style:style>
    <style:style style:name="P3" style:family="paragraph" style:parent-style-name="Standard">
      <style:text-properties officeooo:rsid="001a4845" officeooo:paragraph-rsid="001a4845"/>
    </style:style>
    <style:style style:name="P4" style:family="paragraph" style:parent-style-name="Standard">
      <style:text-properties fo:font-weight="bold" officeooo:rsid="001a4845" officeooo:paragraph-rsid="001a4845" style:font-weight-asian="bold" style:font-weight-complex="bold"/>
    </style:style>
    <style:style style:name="P5" style:family="paragraph" style:parent-style-name="Standard">
      <style:text-properties fo:font-weight="bold" officeooo:rsid="001ebf91" officeooo:paragraph-rsid="001ebf91" style:font-weight-asian="bold" style:font-weight-complex="bold"/>
    </style:style>
    <style:style style:name="P6" style:family="paragraph" style:parent-style-name="Standard">
      <style:text-properties fo:font-weight="normal" officeooo:rsid="001a4845" officeooo:paragraph-rsid="001a4845" style:font-weight-asian="normal" style:font-weight-complex="normal"/>
    </style:style>
    <style:style style:name="P7" style:family="paragraph" style:parent-style-name="Standard">
      <style:text-properties fo:font-weight="normal" officeooo:rsid="001a4845" officeooo:paragraph-rsid="001d5211" style:font-weight-asian="normal" style:font-weight-complex="normal"/>
    </style:style>
    <style:style style:name="P8" style:family="paragraph" style:parent-style-name="Standard">
      <style:text-properties fo:font-weight="normal" officeooo:rsid="001bfbaa" officeooo:paragraph-rsid="001bfbaa" style:font-weight-asian="normal" style:font-weight-complex="normal"/>
    </style:style>
    <style:style style:name="P9" style:family="paragraph" style:parent-style-name="Text_20_body">
      <style:paragraph-properties fo:margin-top="0in" fo:margin-bottom="0in" style:contextual-spacing="false" fo:padding="0.0193in" fo:border="0.06pt solid #d9d9e3"/>
    </style:style>
    <style:style style:name="P10" style:family="paragraph" style:parent-style-name="Text_20_body">
      <style:paragraph-properties fo:padding="0.0193in" fo:border="0.06pt solid #d9d9e3"/>
    </style:style>
    <style:style style:name="P11" style:family="paragraph" style:parent-style-name="Text_20_body">
      <style:paragraph-properties fo:padding="0.0193in" fo:border="0.06pt solid #d9d9e3"/>
      <style:text-properties officeooo:rsid="00214282" officeooo:paragraph-rsid="00214282"/>
    </style:style>
    <style:style style:name="P12" style:family="paragraph" style:parent-style-name="Text_20_body">
      <style:paragraph-properties fo:padding="0.0193in" fo:border="0.06pt solid #d9d9e3"/>
      <style:text-properties officeooo:paragraph-rsid="00214282"/>
    </style:style>
    <style:style style:name="P13" style:family="paragraph" style:parent-style-name="Standard">
      <style:text-properties fo:font-weight="normal" officeooo:rsid="001a4845" officeooo:paragraph-rsid="001a4845" style:font-weight-asian="normal" style:font-weight-complex="normal"/>
    </style:style>
    <style:style style:name="P14" style:family="paragraph" style:parent-style-name="Standard">
      <style:text-properties fo:font-weight="bold" officeooo:rsid="001ebf91" officeooo:paragraph-rsid="001ebf91" style:font-weight-asian="bold" style:font-weight-complex="bold"/>
    </style:style>
    <style:style style:name="P15" style:family="paragraph" style:parent-style-name="Standard">
      <style:text-properties fo:font-weight="bold" officeooo:rsid="0022cf2b" officeooo:paragraph-rsid="0022cf2b" style:font-weight-asian="bold" style:font-weight-complex="bold"/>
    </style:style>
    <style:style style:name="P16" style:family="paragraph" style:parent-style-name="Standard">
      <style:text-properties officeooo:paragraph-rsid="0022cf2b"/>
    </style:style>
    <style:style style:name="P17" style:family="paragraph" style:parent-style-name="Text_20_body">
      <style:paragraph-properties fo:padding="0.0193in" fo:border="0.06pt solid #d9d9e3"/>
      <style:text-properties fo:font-variant="normal" fo:text-transform="none" fo:color="#222222" loext:opacity="100%" style:font-name="Source Sans Pro" fo:font-size="12.75pt" fo:letter-spacing="normal" fo:font-style="normal" fo:font-weight="bold" officeooo:paragraph-rsid="00253136" style:font-weight-asian="bold" style:font-weight-complex="bold"/>
    </style:style>
    <style:style style:name="P18" style:family="paragraph" style:parent-style-name="Text_20_body">
      <style:paragraph-properties fo:padding="0.0193in" fo:border="0.06pt solid #d9d9e3"/>
    </style:style>
    <style:style style:name="P19" style:family="paragraph" style:parent-style-name="Text_20_body" style:list-style-name="L1">
      <style:paragraph-properties fo:margin-top="0in" fo:margin-bottom="0in" style:contextual-spacing="false" fo:padding="0.0193in" fo:border="0.06pt solid #d9d9e3"/>
    </style:style>
    <style:style style:name="P20" style:family="paragraph" style:parent-style-name="Text_20_body" style:list-style-name="L1">
      <style:paragraph-properties fo:padding="0.0193in" fo:border="0.06pt solid #d9d9e3"/>
    </style:style>
    <style:style style:name="P21" style:family="paragraph" style:parent-style-name="Text_20_body" style:list-style-name="L2">
      <style:paragraph-properties fo:margin-top="0in" fo:margin-bottom="0in" style:contextual-spacing="false" fo:padding="0.0193in" fo:border="0.06pt solid #d9d9e3"/>
    </style:style>
    <style:style style:name="P22" style:family="paragraph" style:parent-style-name="Text_20_body" style:list-style-name="L2">
      <style:paragraph-properties fo:padding="0.0193in" fo:border="0.06pt solid #d9d9e3"/>
    </style:style>
    <style:style style:name="P23" style:family="paragraph" style:parent-style-name="Text_20_body" style:list-style-name="L3">
      <style:paragraph-properties fo:margin-top="0in" fo:margin-bottom="0in" style:contextual-spacing="false" fo:padding="0.0193in" fo:border="0.06pt solid #d9d9e3"/>
    </style:style>
    <style:style style:name="P24" style:family="paragraph" style:parent-style-name="Text_20_body" style:list-style-name="L3">
      <style:paragraph-properties fo:padding="0.0193in" fo:border="0.06pt solid #d9d9e3"/>
    </style:style>
    <style:style style:name="P25" style:family="paragraph" style:parent-style-name="Text_20_body">
      <style:paragraph-properties fo:padding="0.0193in" fo:border="0.06pt solid #d9d9e3"/>
      <style:text-properties officeooo:paragraph-rsid="00214282"/>
    </style:style>
    <style:style style:name="P26" style:family="paragraph" style:parent-style-name="Text_20_body">
      <style:text-properties officeooo:rsid="0023dfd2" officeooo:paragraph-rsid="0023dfd2"/>
    </style:style>
    <style:style style:name="P27" style:family="paragraph" style:parent-style-name="Text_20_body">
      <style:paragraph-properties fo:margin-top="0in" fo:margin-bottom="0in" style:contextual-spacing="false" fo:padding="0.0193in" fo:border="0.06pt solid #d9d9e3"/>
      <style:text-properties officeooo:rsid="0023dfd2" officeooo:paragraph-rsid="0023dfd2"/>
    </style:style>
    <style:style style:name="P28" style:family="paragraph" style:parent-style-name="Text_20_body" style:list-style-name="L1">
      <style:paragraph-properties fo:margin-top="0in" fo:margin-bottom="0in" style:contextual-spacing="false" fo:padding="0.0193in" fo:border="0.06pt solid #d9d9e3"/>
      <style:text-properties officeooo:rsid="0023dfd2" officeooo:paragraph-rsid="0023dfd2"/>
    </style:style>
    <style:style style:name="P29" style:family="paragraph" style:parent-style-name="Text_20_body" style:list-style-name="L2">
      <style:paragraph-properties fo:margin-top="0in" fo:margin-bottom="0in" style:contextual-spacing="false" fo:padding="0.0193in" fo:border="0.06pt solid #d9d9e3"/>
      <style:text-properties fo:font-weight="bold" style:font-weight-asian="bold" style:font-weight-complex="bold"/>
    </style:style>
    <style:style style:name="P30" style:family="paragraph" style:parent-style-name="Text_20_body">
      <style:text-properties fo:font-weight="bold" officeooo:rsid="001ebf91" officeooo:paragraph-rsid="00214282" style:font-weight-asian="bold" style:font-weight-complex="bold"/>
    </style:style>
    <style:style style:name="P31" style:family="paragraph" style:parent-style-name="Text_20_body">
      <style:text-properties fo:font-weight="bold" officeooo:rsid="0023dfd2" officeooo:paragraph-rsid="0023dfd2" style:font-weight-asian="bold" style:font-weight-complex="bold"/>
    </style:style>
    <style:style style:name="P32" style:family="paragraph" style:parent-style-name="Text_20_body">
      <style:paragraph-properties fo:margin-top="0in" fo:margin-bottom="0in" style:contextual-spacing="false" fo:padding="0.0193in" fo:border="0.06pt solid #d9d9e3"/>
      <style:text-properties fo:font-weight="bold" officeooo:rsid="0023dfd2" officeooo:paragraph-rsid="0023dfd2" style:font-weight-asian="bold" style:font-weight-complex="bold"/>
    </style:style>
    <style:style style:name="P33" style:family="paragraph" style:parent-style-name="Text_20_body" style:list-style-name="L4">
      <style:paragraph-properties fo:margin-top="0in" fo:margin-bottom="0in" style:contextual-spacing="false" fo:padding="0.0193in" fo:border="0.06pt solid #d9d9e3"/>
    </style:style>
    <style:style style:name="P34" style:family="paragraph" style:parent-style-name="Text_20_body" style:list-style-name="L4">
      <style:paragraph-properties fo:padding="0.0193in" fo:border="0.06pt solid #d9d9e3"/>
    </style:style>
    <style:style style:name="T1" style:family="text">
      <style:text-properties fo:font-weight="bold" style:font-weight-asian="bold" style:font-weight-complex="bold"/>
    </style:style>
    <style:style style:name="T2" style:family="text">
      <style:text-properties fo:font-weight="bold" officeooo:rsid="0022cf2b" style:font-weight-asian="bold" style:font-weight-complex="bold"/>
    </style:style>
    <style:style style:name="T3" style:family="text">
      <style:text-properties fo:font-weight="bold" officeooo:rsid="00253136"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b9069"/>
    </style:style>
    <style:style style:name="T6" style:family="text">
      <style:text-properties officeooo:rsid="001bfbaa"/>
    </style:style>
    <style:style style:name="T7" style:family="text">
      <style:text-properties officeooo:rsid="001d5211"/>
    </style:style>
    <style:style style:name="T8" style:family="text">
      <style:text-properties loext:padding="0.0193in" loext:border="0.06pt solid #d9d9e3"/>
    </style:style>
    <style:style style:name="T9" style:family="text">
      <style:text-properties officeooo:rsid="00214282"/>
    </style:style>
    <style:style style:name="T10" style:family="text">
      <style:text-properties fo:font-variant="normal" fo:text-transform="none" fo:color="#374151" loext:opacity="100%" style:font-name="S hne" fo:font-size="12pt" fo:letter-spacing="normal" fo:font-style="normal"/>
    </style:style>
    <style:style style:name="T11" style:family="text">
      <style:text-properties fo:font-variant="normal" fo:text-transform="none" fo:color="#374151" loext:opacity="100%" style:font-name="S hne" fo:font-size="12pt" fo:letter-spacing="normal" fo:font-style="normal" officeooo:rsid="00253136"/>
    </style:style>
    <style:style style:name="T12" style:family="text">
      <style:text-properties officeooo:rsid="0022cf2b" loext:padding="0.0193in" loext:border="0.06pt solid #d9d9e3"/>
    </style:style>
    <style:style style:name="T13" style:family="text">
      <style:text-properties officeooo:rsid="0023dfd2"/>
    </style:style>
    <style:style style:name="T14" style:family="text">
      <style:text-properties officeooo:rsid="0025313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esigning a REST API</text:h>
      <text:p text:style-name="P2">By Diego Giraldo</text:p>
      <text:p text:style-name="P2"/>
      <text:p text:style-name="P2"/>
      <text:p text:style-name="P3"><text:span text:style-name="T1">System:</text:span> Catalog (a library – books, authors, categories)</text:p>
      <text:p text:style-name="P3"/>
      <text:p text:style-name="P4">Entities:</text:p>
      <text:p text:style-name="P4"/>
      <text:p text:style-name="P4">Book: <text:span text:style-name="T4">A book in the library.</text:span></text:p>
      <text:p text:style-name="P4">Author: <text:span text:style-name="T4">An author of a book.</text:span></text:p>
      <text:p text:style-name="P4">Category: <text:span text:style-name="T4">A category for the book.</text:span></text:p>
      <text:p text:style-name="P6"/>
      <text:p text:style-name="P4"><text:span text:style-name="T14">1. </text:span>Functional and non-functional requirements</text:p>
      <text:p text:style-name="P4"/>
      <text:p text:style-name="P6">Functional Requirements: </text:p>
      <text:p text:style-name="P6"/>
      <text:p text:style-name="P4">The system must...</text:p>
      <text:p text:style-name="P4"/>
      <text:p text:style-name="P6">- allow users CRUD operations (create, read, update, and delete) over the entities (books, authors, and categories).</text:p>
      <text:p text:style-name="P6">- allow users to search for books using their name, author or category.</text:p>
      <text:p text:style-name="P6">- allow users to view a list of all books, authors, and categories.</text:p>
      <text:p text:style-name="P6">- allow users to filter a list of books, using authors, and categories.</text:p>
      <text:p text:style-name="P6">- enforce <text:span text:style-name="T5">ACID </text:span>rules to ensure data integrity.</text:p>
      <text:p text:style-name="P6">- authenticate users, and allow operations according to <text:span text:style-name="T5">their </text:span>access rights.</text:p>
      <text:p text:style-name="P4"/>
      <text:p text:style-name="P8">Non-functional requirements:</text:p>
      <text:p text:style-name="P8"/>
      <text:p text:style-name="P4">The system should be…</text:p>
      <text:p text:style-name="P4"/>
      <text:p text:style-name="P6">- available 24/7 , with minimal downtime.</text:p>
      <text:p text:style-name="P6">- able to handle large number of users without losing performance</text:p>
      <text:p text:style-name="P6">- protect<text:span text:style-name="T6">ed</text:span> against unauthorized access <text:span text:style-name="T6">to the system.</text:span></text:p>
      <text:p text:style-name="P6">- easy to use and understand.</text:p>
      <text:p text:style-name="P6">- be responsive and able to handle requests quickly, even under heavy loads.</text:p>
      <text:p text:style-name="P6">- be easy to maintain and update, with minimal downtime during maintenance and updates.</text:p>
      <text:p text:style-name="P6">- extensible, allowing new features and functionality to be added easily.</text:p>
      <text:p text:style-name="P6"/>
      <text:p text:style-name="P4"><text:span text:style-name="T14">2. </text:span>Model description</text:p>
      <text:p text:style-name="P4"/>
      <text:p text:style-name="P4">Book Model:</text:p>
      <text:p text:style-name="P6">ID: Unique identifier for the book (integer).</text:p>
      <text:p text:style-name="P6">Title: Title of the book (string).</text:p>
      <text:p text:style-name="P6">Author<text:span text:style-name="T7">ID</text:span>: <text:span text:style-name="T7">Foreign Key for the Author</text:span> (<text:span text:style-name="T7">integer</text:span>).</text:p>
      <text:p text:style-name="P7">Category<text:span text:style-name="T7">ID</text:span>: <text:span text:style-name="T7">Foreign Key for the </text:span>Category (<text:span text:style-name="T7">integer</text:span>).</text:p>
      <text:p text:style-name="P6">ISBN: International Standard Book Number of the book (string).</text:p>
      <text:p text:style-name="P6">Description: Description of the book (string).</text:p>
      <text:p text:style-name="P6"><text:soft-page-break/></text:p>
      <text:p text:style-name="P4">Author Model:</text:p>
      <text:p text:style-name="P6">ID: Unique identifier for the author (integer).</text:p>
      <text:p text:style-name="P6">Name: Name of the author (string).</text:p>
      <text:p text:style-name="P6">Birth Date: Date of birth of the author (date).</text:p>
      <text:p text:style-name="P6"/>
      <text:p text:style-name="P4">Category Model:</text:p>
      <text:p text:style-name="P6">ID: Unique identifier for the category (integer).</text:p>
      <text:p text:style-name="P6">Name: Name of the category (string).</text:p>
      <text:p text:style-name="P6">Description: Description of the category (string).</text:p>
      <text:p text:style-name="P6"/>
      <text:p text:style-name="P5">API Description:</text:p>
      <text:p text:style-name="P5"/>
      <text:p text:style-name="P5"><text:span text:style-name="T11">6. </text:span><text:span text:style-name="T10">Authentication</text:span></text:p>
      <text:p text:style-name="P9">Protocol - HTTPS</text:p>
      <text:p text:style-name="P9">End Point – <text:span text:style-name="Source_20_Text"><text:span text:style-name="T8">https://</text:span></text:span><text:span text:style-name="Source_20_Text"><text:span text:style-name="T12">www.library.com</text:span></text:span><text:span text:style-name="Source_20_Text"><text:span text:style-name="T8">/</text:span></text:span><text:span text:style-name="Source_20_Text"><text:span text:style-name="T12">v1/</text:span></text:span><text:span text:style-name="Source_20_Text"><text:span text:style-name="T8">login</text:span></text:span></text:p>
      <text:p text:style-name="P9">HTTP Method - POST</text:p>
      <text:p text:style-name="P9">Headers - None</text:p>
      <text:p text:style-name="P10">Request Body – JSON</text:p>
      <text:p text:style-name="P10">{</text:p>
      <text:p text:style-name="P10"><text:s text:c="2"/>"username": "user",</text:p>
      <text:p text:style-name="P10"><text:s text:c="2"/>"password": "password"</text:p>
      <text:p text:style-name="P10">}</text:p>
      <text:p text:style-name="P11">Response Body – JSON</text:p>
      <text:p text:style-name="P11">{</text:p>
      <text:p text:style-name="P11"><text:s text:c="2"/>"access_token": "eyJhbGciOiJIUzI1NiIsInR5cCI6IkpXVCJ9...",</text:p>
      <text:p text:style-name="P11"><text:s text:c="2"/>"token_type": "bearer"</text:p>
      <text:p text:style-name="P12"><text:span text:style-name="T9">}</text:span></text:p>
      <text:p text:style-name="P16"><text:span text:style-name="T3">3. </text:span><text:span text:style-name="T2">Operations Description:</text:span></text:p>
      <text:p text:style-name="P16"><text:span text:style-name="T2"><text:line-break/></text:span>Protocol: HTTP/HTTPS</text:p>
      <text:p text:style-name="P10">Endpoint: <text:a xlink:type="simple" xlink:href="http://www.library.com/api/v1/" office:target-frame-name="_new" xlink:show="replace" text:style-name="Internet_20_link" text:visited-style-name="Visited_20_Internet_20_Link"><text:span text:style-name="T8">www.library.com/api/v1/</text:span></text:a></text:p>
      <text:p text:style-name="P10">URI Design:</text:p>
      <text:list xml:id="list1092363963" text:style-name="L1">
        <text:list-item>
          <text:p text:style-name="P19">Books:</text:p>
          <text:list>
            <text:list-item>
              <text:p text:style-name="P19">Retrieve all books: GET <text:a xlink:type="simple" xlink:href="http://www.library.com/api/v1/books/" office:target-frame-name="_new" xlink:show="replace" text:style-name="Internet_20_link" text:visited-style-name="Visited_20_Internet_20_Link"><text:span text:style-name="T8">www.library.com/api/v1/books/</text:span></text:a></text:p>
            </text:list-item>
            <text:list-item>
              <text:p text:style-name="P19">Retrieve a specific book: GET <text:a xlink:type="simple" xlink:href="http://www.library.com/api/v1/books/%7Bbook_id%7D/" office:target-frame-name="_new" xlink:show="replace" text:style-name="Internet_20_link" text:visited-style-name="Visited_20_Internet_20_Link"><text:span text:style-name="T8">www.library.com/api/v1/books/{book_id}/</text:span></text:a></text:p>
            </text:list-item>
            <text:list-item>
              <text:p text:style-name="P19">Create a new book: POST <text:a xlink:type="simple" xlink:href="http://www.library.com/api/v1/books/" office:target-frame-name="_new" xlink:show="replace" text:style-name="Internet_20_link" text:visited-style-name="Visited_20_Internet_20_Link"><text:span text:style-name="T8">www.library.com/api/v1/books/</text:span></text:a></text:p>
            </text:list-item>
            <text:list-item>
              <text:p text:style-name="P19"><text:soft-page-break/>Update a book: PUT <text:a xlink:type="simple" xlink:href="http://www.library.com/api/v1/books/%7Bbook_id%7D/" office:target-frame-name="_new" xlink:show="replace" text:style-name="Internet_20_link" text:visited-style-name="Visited_20_Internet_20_Link"><text:span text:style-name="T8">www.library.com/api/v1/books/{book_id}/</text:span></text:a></text:p>
            </text:list-item>
            <text:list-item>
              <text:p text:style-name="P19">Delete a book: DELETE <text:a xlink:type="simple" xlink:href="http://www.library.com/api/v1/books/%7Bbook_id%7D/" office:target-frame-name="_new" xlink:show="replace" text:style-name="Internet_20_link" text:visited-style-name="Visited_20_Internet_20_Link"><text:span text:style-name="T8">www.library.com/api/v1/books/{book_id}/</text:span></text:a></text:p>
            </text:list-item>
            <text:list-item>
              <text:p text:style-name="P19">Search for books: GET <text:a xlink:type="simple" xlink:href="http://www.library.com/api/v1/books/?q" text:style-name="Internet_20_link" text:visited-style-name="Visited_20_Internet_20_Link"><text:span text:style-name="T8">www.library.com/api/v1/books/?q</text:span></text:a><text:a xlink:type="simple" xlink:href="http://www.library.com/api/v1/books/?q=%7Bsearch_query%7D&amp;page=%7Bpage_number%7D" office:target-frame-name="_new" xlink:show="replace" text:style-name="Internet_20_link" text:visited-style-name="Visited_20_Internet_20_Link"><text:span text:style-name="T8">={search_query}&amp;page={page_number}</text:span></text:a></text:p>
            </text:list-item>
            <text:list-item>
              <text:p text:style-name="P28">Representation Examples(JSON):</text:p>
            </text:list-item>
          </text:list>
        </text:list-item>
      </text:list>
      <text:p text:style-name="P32">Create a new book:</text:p>
      <text:p text:style-name="P27">{</text:p>
      <text:p text:style-name="P27"><text:s text:c="4"/>"title": "Cien años de soledad",</text:p>
      <text:p text:style-name="P27"><text:s text:c="4"/>"author_id": 1,</text:p>
      <text:p text:style-name="P27"><text:s text:c="4"/>"category_id": 2,</text:p>
      <text:p text:style-name="P27"><text:s text:c="4"/>"isbn": "78450544487879",</text:p>
      <text:p text:style-name="P27"><text:s text:c="4"/>"description": "Una obra maestra colombiana."</text:p>
      <text:p text:style-name="P27">}</text:p>
      <text:p text:style-name="P32">Get a list <text:span text:style-name="T14">of Books</text:span>:</text:p>
      <text:p text:style-name="P27">{</text:p>
      <text:p text:style-name="P27"><text:s text:c="4"/>"books": [</text:p>
      <text:p text:style-name="P27"><text:s text:c="8"/>{</text:p>
      <text:p text:style-name="P27"><text:s text:c="12"/>"id": 1,</text:p>
      <text:p text:style-name="P27"><text:s text:c="12"/>"title": "Cien años de soledad",</text:p>
      <text:p text:style-name="P27"><text:s text:c="12"/>"author": {</text:p>
      <text:p text:style-name="P27"><text:s text:c="16"/>"id": 1,</text:p>
      <text:p text:style-name="P27"><text:s text:c="16"/>"name": "Gabriel Garcia Marquez",</text:p>
      <text:p text:style-name="P27"><text:s text:c="16"/>"birth_date": "1957-08-31"</text:p>
      <text:p text:style-name="P27"><text:s text:c="12"/>},</text:p>
      <text:p text:style-name="P27"><text:s text:c="12"/>"category": {</text:p>
      <text:p text:style-name="P27"><text:s text:c="16"/>"id": 2,</text:p>
      <text:p text:style-name="P27"><text:s text:c="16"/>"name": "Drama",</text:p>
      <text:p text:style-name="P27"><text:s text:c="16"/>"description": "Historia ficticia con suspenso"</text:p>
      <text:p text:style-name="P27"><text:s text:c="12"/>},</text:p>
      <text:p text:style-name="P27"><text:s text:c="12"/>"isbn": "78450544487879",</text:p>
      <text:p text:style-name="P27"><text:s text:c="12"/>"description": "Una obra maestra colombiana"</text:p>
      <text:p text:style-name="P27"><text:s text:c="8"/>}</text:p>
      <text:p text:style-name="P27"><text:s text:c="4"/>],</text:p>
      <text:p text:style-name="P27"><text:s text:c="4"/>"total_count": 1,</text:p>
      <text:p text:style-name="P27"><text:s text:c="4"/>"limit": 10,</text:p>
      <text:p text:style-name="P27"><text:s text:c="4"/>"offset": 0</text:p>
      <text:p text:style-name="P27">}</text:p>
      <text:p text:style-name="P32">Get a book by ID:</text:p>
      <text:p text:style-name="P27">{</text:p>
      <text:p text:style-name="P27"><text:s text:c="4"/>"id": 1,</text:p>
      <text:p text:style-name="P27"><text:s text:c="4"/>"title": "Cien años de soledad",</text:p>
      <text:p text:style-name="P27"><text:soft-page-break/><text:s text:c="4"/>"author": {</text:p>
      <text:p text:style-name="P27"><text:s text:c="8"/>"id": 1,</text:p>
      <text:p text:style-name="P27"><text:s text:c="8"/>"name": "Gabriel Garcia Marquez",</text:p>
      <text:p text:style-name="P27"><text:s text:c="8"/>"birth_date": "1957-08-31"</text:p>
      <text:p text:style-name="P27"><text:s text:c="4"/>},</text:p>
      <text:p text:style-name="P27"><text:s text:c="4"/>"category": {</text:p>
      <text:p text:style-name="P27"><text:s text:c="8"/>"id": 2,</text:p>
      <text:p text:style-name="P27"><text:s text:c="8"/>"name": "Drama",</text:p>
      <text:p text:style-name="P27"><text:s text:c="8"/>"description": "Historia ficticia con suspenso"</text:p>
      <text:p text:style-name="P27"><text:s text:c="4"/>},</text:p>
      <text:p text:style-name="P27"><text:s text:c="4"/>"isbn": "78450544487879",</text:p>
      <text:p text:style-name="P27"><text:s text:c="5"/>"description": "Una obra maestra colombiana"</text:p>
      <text:p text:style-name="P27">}</text:p>
      <text:list xml:id="list75348127410439" text:continue-numbering="true" text:style-name="L1">
        <text:list-item>
          <text:p text:style-name="P19">Authors:</text:p>
          <text:list>
            <text:list-item>
              <text:p text:style-name="P19">Retrieve all authors: GET <text:a xlink:type="simple" xlink:href="http://www.library.com/api/v1/authors/" office:target-frame-name="_new" xlink:show="replace" text:style-name="Internet_20_link" text:visited-style-name="Visited_20_Internet_20_Link"><text:span text:style-name="T8">www.library.com/api/v1/authors/</text:span></text:a></text:p>
            </text:list-item>
            <text:list-item>
              <text:p text:style-name="P19">Retrieve a specific author: GET <text:a xlink:type="simple" xlink:href="http://www.library.com/api/v1/authors/%7Bauthor_id%7D/" office:target-frame-name="_new" xlink:show="replace" text:style-name="Internet_20_link" text:visited-style-name="Visited_20_Internet_20_Link"><text:span text:style-name="T8">www.library.com/api/v1/authors/{author_id}/</text:span></text:a></text:p>
            </text:list-item>
            <text:list-item>
              <text:p text:style-name="P19">Create a new author: POST <text:a xlink:type="simple" xlink:href="http://www.library.com/api/v1/authors/" office:target-frame-name="_new" xlink:show="replace" text:style-name="Internet_20_link" text:visited-style-name="Visited_20_Internet_20_Link"><text:span text:style-name="T8">www.library.com/api/v1/authors/</text:span></text:a></text:p>
            </text:list-item>
            <text:list-item>
              <text:p text:style-name="P19">Update an author: PUT <text:a xlink:type="simple" xlink:href="http://www.library.com/api/v1/authors/%7Bauthor_id%7D/" office:target-frame-name="_new" xlink:show="replace" text:style-name="Internet_20_link" text:visited-style-name="Visited_20_Internet_20_Link"><text:span text:style-name="T8">www.library.com/api/v1/authors/{author_id}/</text:span></text:a></text:p>
            </text:list-item>
            <text:list-item>
              <text:p text:style-name="P19">Delete an author: DELETE <text:a xlink:type="simple" xlink:href="http://www.library.com/api/v1/authors/%7Bauthor_id%7D/" office:target-frame-name="_new" xlink:show="replace" text:style-name="Internet_20_link" text:visited-style-name="Visited_20_Internet_20_Link"><text:span text:style-name="T8">www.library.com/api/v1/authors/{author_id}/</text:span></text:a></text:p>
            </text:list-item>
          </text:list>
        </text:list-item>
        <text:list-item>
          <text:p text:style-name="P19">Categories:</text:p>
          <text:list>
            <text:list-item>
              <text:p text:style-name="P19">Retrieve all categories: GET <text:a xlink:type="simple" xlink:href="http://www.library.com/api/v1/categories/" office:target-frame-name="_new" xlink:show="replace" text:style-name="Internet_20_link" text:visited-style-name="Visited_20_Internet_20_Link"><text:span text:style-name="T8">www.library.com/api/v1/categories/</text:span></text:a></text:p>
            </text:list-item>
            <text:list-item>
              <text:p text:style-name="P19">Retrieve a specific category: GET <text:a xlink:type="simple" xlink:href="http://www.library.com/api/v1/categories/%7Bcategory_id%7D/" office:target-frame-name="_new" xlink:show="replace" text:style-name="Internet_20_link" text:visited-style-name="Visited_20_Internet_20_Link"><text:span text:style-name="T8">www.library.com/api/v1/categories/{category_id}/</text:span></text:a></text:p>
            </text:list-item>
            <text:list-item>
              <text:p text:style-name="P19">Create a new category: POST <text:a xlink:type="simple" xlink:href="http://www.library.com/api/v1/categories/" office:target-frame-name="_new" xlink:show="replace" text:style-name="Internet_20_link" text:visited-style-name="Visited_20_Internet_20_Link"><text:span text:style-name="T8">www.library.com/api/v1/categories/</text:span></text:a></text:p>
            </text:list-item>
            <text:list-item>
              <text:p text:style-name="P19">Update a category: PUT <text:a xlink:type="simple" xlink:href="http://www.library.com/api/v1/categories/%7Bcategory_id%7D/" office:target-frame-name="_new" xlink:show="replace" text:style-name="Internet_20_link" text:visited-style-name="Visited_20_Internet_20_Link"><text:span text:style-name="T8">www.library.com/api/v1/categories/{category_id}/</text:span></text:a></text:p>
            </text:list-item>
            <text:list-item>
              <text:p text:style-name="P20">Delete a category: DELETE <text:a xlink:type="simple" xlink:href="http://www.library.com/api/v1/categories/" text:style-name="Internet_20_link" text:visited-style-name="Visited_20_Internet_20_Link"><text:span text:style-name="T8">www.library.com/api/v1/categories/</text:span></text:a><text:a xlink:type="simple" xlink:href="http://www.library.com/api/v1/categories/%7Bcategory_id%7D/" office:target-frame-name="_new" xlink:show="replace" text:style-name="Internet_20_link" text:visited-style-name="Visited_20_Internet_20_Link"><text:span text:style-name="T8">{category_id}/</text:span></text:a></text:p>
            </text:list-item>
          </text:list>
        </text:list-item>
      </text:list>
      <text:p text:style-name="P17"><text:span text:style-name="T14">4. </text:span>status codes</text:p>
      <text:p text:style-name="P10">Content Type: application/json</text:p>
      <text:p text:style-name="P10">HTTP Methods:</text:p>
      <text:list xml:id="list404473801" text:style-name="L2">
        <text:list-item>
          <text:p text:style-name="P21">Request Body: JSON</text:p>
        </text:list-item>
        <text:list-item>
          <text:p text:style-name="P21">HTTP Headers: Accept: application/json</text:p>
        </text:list-item>
        <text:list-item>
          <text:p text:style-name="P29">HTTP status code:</text:p>
          <text:list>
            <text:list-item>
              <text:p text:style-name="P21">200 OK - The request was successful</text:p>
            </text:list-item>
            <text:list-item>
              <text:p text:style-name="P21">201 Created - The request was successful and a new resource was created</text:p>
            </text:list-item>
            <text:list-item>
              <text:p text:style-name="P21">400 Bad Request - The request was invalid or could not be understood</text:p>
            </text:list-item>
            <text:list-item>
              <text:p text:style-name="P21">401 Unauthorized - The authentication credentials were missing or incorrect</text:p>
            </text:list-item>
            <text:list-item>
              <text:p text:style-name="P21">403 Forbidden - The client does not have permission to access the requested resource</text:p>
            </text:list-item>
            <text:list-item>
              <text:p text:style-name="P21">404 Not Found - The requested resource was not found</text:p>
            </text:list-item>
            <text:list-item>
              <text:p text:style-name="P21"><text:soft-page-break/>405 Method Not Allowed - The requested method is not allowed for the resource</text:p>
            </text:list-item>
            <text:list-item>
              <text:p text:style-name="P22">500 Internal Server Error - An error occurred on the server</text:p>
            </text:list-item>
          </text:list>
        </text:list-item>
      </text:list>
      <text:p text:style-name="P15"/>
      <text:p text:style-name="P30"><text:span text:style-name="T14">7. </text:span>Pagination Parameters:</text:p>
      <text:list xml:id="list1137804976" text:style-name="L3">
        <text:list-item>
          <text:p text:style-name="P23">page: The page number to retrieve. Default is 1.</text:p>
        </text:list-item>
        <text:list-item>
          <text:p text:style-name="P24">limit: The maximum number of resources to return per page. Default is 10.</text:p>
        </text:list-item>
      </text:list>
      <text:p text:style-name="Text_20_body">In the response body, the data field contains an array of books, the meta field contains metadata about the pagination (current page, limit, and total number of resources), and the links field contains links to the first, last, next, and previous pages of results, if applicable.</text:p>
      <text:p text:style-name="Text_20_body"><text:span text:style-name="T13">Example Response (JSON):</text:span></text:p>
      <text:p text:style-name="P26">```json</text:p>
      <text:p text:style-name="P26">{</text:p>
      <text:p text:style-name="P26"><text:s text:c="2"/>"data": [</text:p>
      <text:p text:style-name="P26"><text:s text:c="4"/>{</text:p>
      <text:p text:style-name="P26"><text:s text:c="6"/>"id": 1,</text:p>
      <text:p text:style-name="P26"><text:s text:c="6"/>"title": "The Hitchhiker's Guide to the Galaxy",</text:p>
      <text:p text:style-name="P26"><text:s text:c="6"/>"author": "Douglas Adams",</text:p>
      <text:p text:style-name="P26"><text:s text:c="6"/>"category": "Science Fiction",</text:p>
      <text:p text:style-name="P26"><text:s text:c="6"/>"isbn": "9780345391803",</text:p>
      <text:p text:style-name="P26"><text:s text:c="6"/>"description": "Seconds before the Earth is demolished to make way for a galactic freeway, Arthur Dent is plucked off the planet by his friend Ford Prefect."</text:p>
      <text:p text:style-name="P26"><text:s text:c="4"/>},</text:p>
      <text:p text:style-name="P26"><text:s text:c="4"/>{</text:p>
      <text:p text:style-name="P26"><text:s text:c="6"/>"id": 2,</text:p>
      <text:p text:style-name="P26"><text:s text:c="6"/>"title": "To Kill a Mockingbird",</text:p>
      <text:p text:style-name="P26"><text:s text:c="6"/>"author": "Harper Lee",</text:p>
      <text:p text:style-name="P26"><text:s text:c="6"/>"category": "Fiction",</text:p>
      <text:p text:style-name="P26"><text:s text:c="6"/>"isbn": "9780446310789",</text:p>
      <text:p text:style-name="P26"><text:s text:c="6"/>"description": "The unforgettable novel of a childhood in a sleepy Southern town and the crisis of conscience that rocked it."</text:p>
      <text:p text:style-name="P26"><text:s text:c="4"/>}</text:p>
      <text:p text:style-name="P26"><text:s text:c="2"/>],</text:p>
      <text:p text:style-name="P26"><text:soft-page-break/><text:s text:c="2"/>"meta": {</text:p>
      <text:p text:style-name="P26"><text:s text:c="4"/>"page": 1,</text:p>
      <text:p text:style-name="P26"><text:s text:c="4"/>"limit": 2,</text:p>
      <text:p text:style-name="P26"><text:s text:c="4"/>"total": 10</text:p>
      <text:p text:style-name="P26"><text:s text:c="2"/>},</text:p>
      <text:p text:style-name="P26"><text:s text:c="2"/>"links": {</text:p>
      <text:p text:style-name="P26"><text:s text:c="4"/>"self": "http://www.library.com/books?page=1&amp;limit=2",</text:p>
      <text:p text:style-name="P26"><text:s text:c="4"/>"next": "http://www.library.com/books?page=2&amp;limit=2",</text:p>
      <text:p text:style-name="P26"><text:s text:c="4"/>"prev": null,</text:p>
      <text:p text:style-name="P26"><text:s text:c="4"/>"first": "http://www.library.com/books?page=1&amp;limit=2",</text:p>
      <text:p text:style-name="P26"><text:s text:c="4"/>"last": "http://www.library.com/books?page=5&amp;limit=2"</text:p>
      <text:p text:style-name="P26"><text:s text:c="2"/>}</text:p>
      <text:p text:style-name="P26">}</text:p>
      <text:p text:style-name="P26">```</text:p>
      <text:p text:style-name="P31"><text:span text:style-name="T14">8. </text:span>Caching:</text:p>
      <text:list xml:id="list1037099685" text:style-name="L4">
        <text:list-item>
          <text:p text:style-name="P33">All GET requests can be cached for a period of 60 seconds, as the data is not expected to change frequently.</text:p>
        </text:list-item>
        <text:list-item>
          <text:p text:style-name="P34">POST, PUT, PATCH, and DELETE requests are not cached, as they modify the state of the server and can change frequently</text:p>
        </text:list-item>
      </text:list>
      <text:p text:style-name="P26"/>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ource Sans Pro" svg:font-family="'Source Sans Pro',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4T18:23:43.003173127</meta:creation-date>
    <dc:date>2023-02-25T07:53:47.576933806</dc:date>
    <meta:editing-duration>PT11H34M50S</meta:editing-duration>
    <meta:editing-cycles>7</meta:editing-cycles>
    <meta:generator>LibreOffice/7.3.7.2$Linux_X86_64 LibreOffice_project/30$Build-2</meta:generator>
    <meta:document-statistic meta:table-count="0" meta:image-count="0" meta:object-count="0" meta:page-count="6" meta:paragraph-count="186" meta:word-count="915" meta:character-count="6778" meta:non-whitespace-character-count="5609"/>
  </office:meta>
</office:document-meta>
</file>